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Standard">
      <style:paragraph-properties fo:line-height="100%" style:page-number="1"/>
      <style:text-properties fo:font-size="10pt" officeooo:paragraph-rsid="01492e58" style:font-size-asian="10pt" style:font-size-complex="10pt"/>
    </style:style>
    <style:style style:name="P2" style:family="paragraph" style:parent-style-name="Standard">
      <style:paragraph-properties fo:line-height="100%"/>
      <style:text-properties fo:font-size="10pt" officeooo:paragraph-rsid="01492e58" style:font-size-asian="10pt" style:font-size-complex="10pt"/>
    </style:style>
    <style:style style:name="P3" style:family="paragraph" style:parent-style-name="Standard" style:list-style-name="L1">
      <style:paragraph-properties fo:line-height="100%"/>
      <style:text-properties fo:font-size="10pt" officeooo:paragraph-rsid="01492e58" style:font-size-asian="10pt" style:font-size-complex="10pt"/>
    </style:style>
    <style:style style:name="P4" style:family="paragraph" style:parent-style-name="Standard" style:list-style-name="L2">
      <style:paragraph-properties fo:line-height="100%"/>
      <style:text-properties fo:font-size="10pt" officeooo:paragraph-rsid="01492e58" style:font-size-asian="10pt" style:font-size-complex="10pt"/>
    </style:style>
    <style:style style:name="P5" style:family="paragraph" style:parent-style-name="Standard" style:list-style-name="L3">
      <style:paragraph-properties fo:line-height="100%"/>
      <style:text-properties fo:font-size="10pt" officeooo:paragraph-rsid="01492e58" style:font-size-asian="10pt" style:font-size-complex="10pt"/>
    </style:style>
    <style:style style:name="P6" style:family="paragraph" style:parent-style-name="Standard" style:list-style-name="L4">
      <style:paragraph-properties fo:line-height="100%"/>
      <style:text-properties fo:font-size="10pt" officeooo:paragraph-rsid="01492e58" style:font-size-asian="10pt" style:font-size-complex="10pt"/>
    </style:style>
    <style:style style:name="P7" style:family="paragraph" style:parent-style-name="Standard" style:list-style-name="L5">
      <style:paragraph-properties fo:line-height="100%"/>
      <style:text-properties fo:font-size="10pt" officeooo:paragraph-rsid="01492e58" style:font-size-asian="10pt" style:font-size-complex="10pt"/>
    </style:style>
    <style:style style:name="P8" style:family="paragraph" style:parent-style-name="Standard" style:list-style-name="L6">
      <style:paragraph-properties fo:line-height="100%"/>
      <style:text-properties fo:font-size="10pt" officeooo:paragraph-rsid="01492e58" style:font-size-asian="10pt" style:font-size-complex="10pt"/>
    </style:style>
    <style:style style:name="P9" style:family="paragraph" style:parent-style-name="Standard" style:list-style-name="L7">
      <style:paragraph-properties fo:line-height="100%"/>
      <style:text-properties fo:font-size="10pt" officeooo:paragraph-rsid="01492e58" style:font-size-asian="10pt" style:font-size-complex="10pt"/>
    </style:style>
    <style:style style:name="P10" style:family="paragraph" style:parent-style-name="Standard" style:list-style-name="L8">
      <style:paragraph-properties fo:line-height="100%"/>
      <style:text-properties fo:font-size="10pt" officeooo:paragraph-rsid="01492e58" style:font-size-asian="10pt" style:font-size-complex="1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= singlecorrect, MARKS=2, NEG= -1, CATEGORY=easy</text:p>
      <text:p text:style-name="P2">Which keyword in `serverless.yml` defines the cloud provider, runtime, region, and profile?</text:p>
      <text:p text:style-name="P2">OPTIONS=</text:p>
      <text:p text:style-name="P2"><text:s text:c="4"/>A. service</text:p>
      <text:p text:style-name="P2"><text:s text:c="4"/>B. provider</text:p>
      <text:p text:style-name="P2"><text:s text:c="4"/>C. functions</text:p>
      <text:p text:style-name="P2"><text:s text:c="4"/>D. resources</text:p>
      <text:p text:style-name="P2">ANSWER=B</text:p>
      <text:p text:style-name="P2">ANSDESC =</text:p>
      <text:p text:style-name="P2">REMARKS=</text:p>
      <text:list text:style-name="L1">
        <text:list-item>
          <text:p text:style-name="P3">Correct: provider block sets runtime, region, and profile.</text:p>
        </text:list-item>
      </text:list>
      <text:p text:style-name="P2"/>
      <text:p text:style-name="P2">=============================================================================</text:p>
      <text:p text:style-name="P2"/>
      <text:p text:style-name="P2">QUESTION= singlecorrect, MARKS=2, NEG= -1, CATEGORY=easy</text:p>
      <text:p text:style-name="P2">Which Serverless Framework command packages your code but does NOT deploy it?</text:p>
      <text:p text:style-name="P2">OPTIONS=</text:p>
      <text:p text:style-name="P2"><text:s text:c="4"/>A. sls deploy</text:p>
      <text:p text:style-name="P2"><text:s text:c="4"/>B. sls package</text:p>
      <text:p text:style-name="P2"><text:s text:c="4"/>C. sls info</text:p>
      <text:p text:style-name="P2"><text:s text:c="4"/>D. sls remove</text:p>
      <text:p text:style-name="P2">ANSWER=B</text:p>
      <text:p text:style-name="P2">ANSDESC =</text:p>
      <text:p text:style-name="P2">REMARKS=</text:p>
      <text:list text:style-name="L2">
        <text:list-item>
          <text:p text:style-name="P4">Correct: sls package only creates artifacts without deployment.</text:p>
        </text:list-item>
      </text:list>
      <text:p text:style-name="P2"/>
      <text:p text:style-name="P2">=============================================================================</text:p>
      <text:p text:style-name="P2"/>
      <text:p text:style-name="P2">QUESTION= singlecorrect, MARKS=2, NEG= -1, CATEGORY=easy</text:p>
      <text:p text:style-name="P2">Which AWS service is primarily used by Serverless Framework to store deployment artifacts?</text:p>
      <text:p text:style-name="P2">OPTIONS=</text:p>
      <text:p text:style-name="P2"><text:s text:c="4"/>A. Lambda</text:p>
      <text:p text:style-name="P2"><text:s text:c="4"/>B. DynamoDB</text:p>
      <text:p text:style-name="P2"><text:s text:c="4"/>C. S3</text:p>
      <text:p text:style-name="P2"><text:s text:c="4"/>D. CloudWatch</text:p>
      <text:p text:style-name="P2">ANSWER=C</text:p>
      <text:p text:style-name="P2">ANSDESC =</text:p>
      <text:p text:style-name="P2">REMARKS=</text:p>
      <text:list text:style-name="L3">
        <text:list-item>
          <text:p text:style-name="P5">Correct: Deployment artifacts are stored in an S3 bucket.</text:p>
        </text:list-item>
      </text:list>
      <text:p text:style-name="P2"/>
      <text:p text:style-name="P2">=============================================================================</text:p>
      <text:p text:style-name="P2"/>
      <text:p text:style-name="P2">QUESTION= singlecorrect, MARKS=2, NEG= -1, CATEGORY=easy</text:p>
      <text:p text:style-name="P2">Which plugin allows you to test HTTP APIs locally without deploying to AWS?</text:p>
      <text:p text:style-name="P2">OPTIONS=</text:p>
      <text:p text:style-name="P2"><text:s text:c="4"/>A. serverless-offline</text:p>
      <text:p text:style-name="P2"><text:s text:c="4"/>B. serverless-python-requirements</text:p>
      <text:p text:style-name="P2"><text:s text:c="4"/>C. serverless-deployment-bucket</text:p>
      <text:p text:style-name="P2"><text:s text:c="4"/>D. serverless-plugin-canary-deployments</text:p>
      <text:p text:style-name="P2">ANSWER=A</text:p>
      <text:p text:style-name="P2">ANSDESC =</text:p>
      <text:p text:style-name="P2">REMARKS=</text:p>
      <text:list text:style-name="L4">
        <text:list-item>
          <text:p text:style-name="P6">Correct: serverless-offline simulates API Gateway + Lambda locally.</text:p>
        </text:list-item>
      </text:list>
      <text:p text:style-name="P2"/>
      <text:p text:style-name="P2">=============================================================================</text:p>
      <text:p text:style-name="P2"/>
      <text:p text:style-name="P2"><text:soft-page-break/>QUESTION= setcorrect, MARKS=2, NEG = -0.5, CATEGORY=medium</text:p>
      <text:p text:style-name="P2">Which of the following are common Serverless Framework commands? (Choose ALL correct options.)</text:p>
      <text:p text:style-name="P2">OPTIONS=</text:p>
      <text:p text:style-name="P2"><text:s text:c="4"/>A. sls deploy</text:p>
      <text:p text:style-name="P2"><text:s text:c="4"/>B. sls invoke</text:p>
      <text:p text:style-name="P2"><text:s text:c="4"/>C. sls shutdown</text:p>
      <text:p text:style-name="P2"><text:s text:c="4"/>D. sls logs</text:p>
      <text:p text:style-name="P2">ANSWER=A, B, D</text:p>
      <text:p text:style-name="P2">ANSDESC =</text:p>
      <text:p text:style-name="P2">REMARKS=</text:p>
      <text:list text:style-name="L5">
        <text:list-item>
          <text:p text:style-name="P7">Correct: deploy, invoke, and logs are valid commands; shutdown is not.</text:p>
        </text:list-item>
      </text:list>
      <text:p text:style-name="P2"/>
      <text:p text:style-name="P2">=============================================================================</text:p>
      <text:p text:style-name="P2"/>
      <text:p text:style-name="P2">QUESTION= setcorrect, MARKS=2, NEG = -0.5, CATEGORY=medium</text:p>
      <text:p text:style-name="P2">Which of the following are valid event sources for a Serverless function? (Choose ALL correct options.)</text:p>
      <text:p text:style-name="P2">OPTIONS=</text:p>
      <text:p text:style-name="P2"><text:s text:c="4"/>A. httpApi</text:p>
      <text:p text:style-name="P2"><text:s text:c="4"/>B. s3</text:p>
      <text:p text:style-name="P2"><text:s text:c="4"/>C. sqs</text:p>
      <text:p text:style-name="P2"><text:s text:c="4"/>D. vpc</text:p>
      <text:p text:style-name="P2">ANSWER=A, B, C</text:p>
      <text:p text:style-name="P2">ANSDESC =</text:p>
      <text:p text:style-name="P2">REMARKS=</text:p>
      <text:list text:style-name="L6">
        <text:list-item>
          <text:p text:style-name="P8">Correct: httpApi, s3, sqs are valid triggers; vpc is a config not an event.</text:p>
        </text:list-item>
      </text:list>
      <text:p text:style-name="P2"/>
      <text:p text:style-name="P2">=============================================================================</text:p>
      <text:p text:style-name="P2"/>
      <text:p text:style-name="P2">QUESTION= setcorrect, MARKS=2, NEG = -0.5, CATEGORY=medium</text:p>
      <text:p text:style-name="P2">Which keywords in `serverless.yml` help manage environment-specific settings? (Choose ALL correct options.)</text:p>
      <text:p text:style-name="P2">OPTIONS=</text:p>
      <text:p text:style-name="P2"><text:s text:c="4"/>A. stages</text:p>
      <text:p text:style-name="P2"><text:s text:c="4"/>B. variables</text:p>
      <text:p text:style-name="P2"><text:s text:c="4"/>C. outputs</text:p>
      <text:p text:style-name="P2"><text:s text:c="4"/>D. deploymentBucket</text:p>
      <text:p text:style-name="P2">ANSWER=A, B</text:p>
      <text:p text:style-name="P2">ANSDESC =</text:p>
      <text:p text:style-name="P2">REMARKS=</text:p>
      <text:list text:style-name="L7">
        <text:list-item>
          <text:p text:style-name="P9">Correct: stages and variables control environment-based settings.</text:p>
        </text:list-item>
      </text:list>
      <text:p text:style-name="P2"/>
      <text:p text:style-name="P2">=============================================================================</text:p>
      <text:p text:style-name="P2"/>
      <text:p text:style-name="P2">QUESTION= setcorrect, MARKS=2, NEG = -0.5, CATEGORY=medium</text:p>
      <text:p text:style-name="P2">Which of the following are true about Serverless plugins? (Choose ALL correct options.)</text:p>
      <text:p text:style-name="P2">OPTIONS=</text:p>
      <text:p text:style-name="P2"><text:s text:c="4"/>A. They extend functionality of the framework</text:p>
      <text:p text:style-name="P2"><text:s text:c="4"/>B. They are installed using npm</text:p>
      <text:p text:style-name="P2"><text:s text:c="4"/>C. They are enabled in `serverless.yml`</text:p>
      <text:p text:style-name="P2"><text:s text:c="4"/>D. They are always installed by default</text:p>
      <text:p text:style-name="P2">ANSWER=A, B, C</text:p>
      <text:p text:style-name="P2">ANSDESC =</text:p>
      <text:p text:style-name="P2">REMARKS=</text:p>
      <text:list text:style-name="L8">
        <text:list-item>
          <text:p text:style-name="P10">Correct: plugins extend functionality, installed via npm, and enabled in YAML.</text:p>
          <text:p text:style-name="P10"/>
        </text:list-item>
      </text:list>
      <text:p text:style-name="P2">=============================================================================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0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0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0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0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0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0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0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font-size="10pt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10-03T15:34:31.803011125</dc:date>
    <meta:editing-duration>P1DT23H54M42S</meta:editing-duration>
    <meta:editing-cycles>112</meta:editing-cycles>
    <meta:document-statistic meta:table-count="0" meta:image-count="0" meta:object-count="0" meta:page-count="2" meta:paragraph-count="97" meta:word-count="386" meta:character-count="3292" meta:non-whitespace-character-count="2883"/>
  </office:meta>
</office:document-meta>
</file>